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DC000003406125628B.png"/>
  <manifest:file-entry manifest:media-type="image/png" manifest:full-path="Pictures/100002010000031C000000865ED4EF4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style:font-size-asian="28pt" style:font-size-complex="28pt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1.489cm" svg:y="18.172cm" svg:width="17.992cm" svg:height="9.978cm" draw:z-index="0">
        <draw:image xlink:href="Pictures/10000201000005DC000003406125628B.png" xlink:type="simple" xlink:show="embed" xlink:actuate="onLoad"/>
      </draw:frame>
      <draw:frame draw:style-name="fr2" draw:name="Bilde 2" text:anchor-type="page" text:anchor-page-number="1" svg:x="13.219cm" svg:y="0.99cm" svg:width="6.262cm" svg:height="1.058cm" draw:z-index="1">
        <draw:image xlink:href="Pictures/100002010000031C000000865ED4EF4E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>BACHELOROPPGAVE</text:p>
      <text:p text:style-name="P2"/>
      <text:p text:style-name="P2">Tittel</text:p>
      <text:p text:style-name="P2"/>
      <text:p text:style-name="P2">Ditt navn</text:p>
      <text:p text:style-name="P2"/>
      <text:p text:style-name="P2">Dato</text:p>
      <text:p text:style-name="P2"/>
      <text:p text:style-name="P3">Studienavn</text:p>
      <text:p text:style-name="P3">Avdelingsnav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3:34:01</meta:creation-date>
    <meta:editing-duration>PT28S</meta:editing-duration>
    <meta:editing-cycles>2</meta:editing-cycles>
    <meta:generator>OpenOffice.org/3.4.1$Unix OpenOffice.org_project/341m1$Build-9593</meta:generator>
    <meta:document-statistic meta:table-count="0" meta:image-count="2" meta:object-count="0" meta:page-count="1" meta:paragraph-count="6" meta:word-count="7" meta:character-count="57"/>
    <dc:date>2015-06-11T23:34:29</dc:date>
  </office:meta>
</office:document-meta>
</file>